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2" style:family="paragraph" style:parent-style-name="Text_20_body">
      <style:text-properties style:font-name="Liberation Serif" fo:font-size="12pt" officeooo:rsid="002130bf" officeooo:paragraph-rsid="002130bf"/>
    </style:style>
    <style:style style:name="P13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4" style:family="paragraph" style:parent-style-name="Text_20_body">
      <style:text-properties style:font-name="FreeMono"/>
    </style:style>
    <style:style style:name="P15" style:family="paragraph" style:parent-style-name="Text_20_body">
      <style:text-properties style:font-name="FreeMono" fo:font-size="12pt" style:font-size-asian="12pt" style:font-size-complex="12pt"/>
    </style:style>
    <style:style style:name="P16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7" style:family="paragraph" style:parent-style-name="Text_20_body">
      <style:text-properties style:font-name="FreeMono" fo:font-size="12pt" officeooo:paragraph-rsid="000aab54"/>
    </style:style>
    <style:style style:name="P18" style:family="paragraph" style:parent-style-name="Text_20_body">
      <style:text-properties style:font-name="FreeMono" officeooo:paragraph-rsid="00115842"/>
    </style:style>
    <style:style style:name="P19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0" style:family="paragraph" style:parent-style-name="Text_20_body">
      <style:text-properties style:font-name="FreeMono" fo:font-weight="bold" style:font-weight-asian="bold" style:font-weight-complex="bold"/>
    </style:style>
    <style:style style:name="P21" style:family="paragraph" style:parent-style-name="Text_20_body">
      <style:text-properties style:font-name="FreeMono" officeooo:paragraph-rsid="003414d2"/>
    </style:style>
    <style:style style:name="P22" style:family="paragraph" style:parent-style-name="Text_20_body">
      <style:text-properties style:font-name="FreeMono" officeooo:rsid="003463d1" officeooo:paragraph-rsid="003463d1"/>
    </style:style>
    <style:style style:name="P23" style:family="paragraph" style:parent-style-name="Text_20_body">
      <style:text-properties style:font-name="FreeMono" officeooo:rsid="00379b83" officeooo:paragraph-rsid="00379b83"/>
    </style:style>
    <style:style style:name="P24" style:family="paragraph" style:parent-style-name="Text_20_body">
      <style:text-properties officeooo:paragraph-rsid="0008fe7b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2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paragraph-rsid="0012f1e8"/>
    </style:style>
    <style:style style:name="P34" style:family="paragraph" style:parent-style-name="Text_20_body">
      <style:text-properties officeooo:paragraph-rsid="00115842"/>
    </style:style>
    <style:style style:name="P35" style:family="paragraph" style:parent-style-name="Text_20_body">
      <style:text-properties officeooo:paragraph-rsid="0014a33a"/>
    </style:style>
    <style:style style:name="P36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7" style:family="paragraph" style:parent-style-name="Text_20_body">
      <style:text-properties officeooo:rsid="00323ac9" officeooo:paragraph-rsid="003d33d5"/>
    </style:style>
    <style:style style:name="P38" style:family="paragraph" style:parent-style-name="Text_20_body">
      <style:text-properties officeooo:rsid="003d33d5" officeooo:paragraph-rsid="003d33d5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5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9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0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1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2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3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4" style:family="paragraph" style:parent-style-name="Preformatted_20_Text">
      <style:text-properties style:font-name="FreeMono" fo:font-size="12pt" style:font-size-asian="12pt" style:font-size-complex="12pt"/>
    </style:style>
    <style:style style:name="P55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6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7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58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0" style:family="paragraph" style:parent-style-name="Preformatted_20_Text">
      <style:text-properties style:font-name="FreeMono" officeooo:rsid="002bded6" officeooo:paragraph-rsid="003b4195"/>
    </style:style>
    <style:style style:name="P61" style:family="paragraph" style:parent-style-name="Preformatted_20_Text">
      <style:text-properties officeooo:rsid="000b3064" officeooo:paragraph-rsid="00236538"/>
    </style:style>
    <style:style style:name="P62" style:family="paragraph" style:parent-style-name="Preformatted_20_Text">
      <style:text-properties officeooo:rsid="000b3064" officeooo:paragraph-rsid="002cf2b5"/>
    </style:style>
    <style:style style:name="P63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64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5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6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7" style:family="paragraph" style:parent-style-name="Standard" style:list-style-name="L1"/>
    <style:style style:name="P68" style:family="paragraph" style:parent-style-name="Heading_20_3">
      <style:text-properties fo:font-weight="bold" officeooo:paragraph-rsid="0015fa4b" style:font-weight-asian="bold" style:font-weight-complex="bold"/>
    </style:style>
    <style:style style:name="P69" style:family="paragraph" style:parent-style-name="Heading_20_3">
      <style:text-properties officeooo:rsid="000b3064" officeooo:paragraph-rsid="00236538"/>
    </style:style>
    <style:style style:name="P70" style:family="paragraph" style:parent-style-name="Heading_20_3">
      <style:text-properties officeooo:rsid="00323ac9" officeooo:paragraph-rsid="003d33d5"/>
    </style:style>
    <style:style style:name="P7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72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Cowboys12$</text:p>
      <text:p text:style-name="P3"/>
      <text:h text:style-name="Heading_20_2" text:outline-level="2">JASON</text:h>
      <text:p text:style-name="P2">Jason@cartlc.com</text:p>
      <text:p text:style-name="P2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10"/>
      <text:p text:style-name="P10">FleetTLCApp@gmail.com</text:p>
      <text:p text:style-name="P10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4"><text:span text:style-name="T1">Machine: </text:span><text:span text:style-name="T3">ec2-52-14-227-141.us-east-2.compute.amazonaws.com</text:span></text:p>
      <text:p text:style-name="P15"><text:span text:style-name="T16">cp </text:span>FleetTLC.pem to ~/.ssh</text:p>
      <text:p text:style-name="P16">chmod 444 ~/.ssh/FleetTLC.pem</text:p>
      <text:p text:style-name="P17"/>
      <text:h text:style-name="Heading_20_2" text:outline-level="2">UBUNTU SERVER:</text:h>
      <text:h text:style-name="P68" text:outline-level="3"><text:span text:style-name="T5">W</text:span><text:span text:style-name="T4">hat I did to set up the environment</text:span></text:h>
      <text:p text:style-name="Text_20_body"/>
      <text:p text:style-name="P32">ssh -i ~/.ssh/FleetTLC.pem ubuntu@ec2-13-58-198-91.us-east-2.compute.amazonaws.com</text:p>
      <text:p text:style-name="P27">sudo apt-get update</text:p>
      <text:p text:style-name="P27">sudo apt-get install default-jdk</text:p>
      <text:p text:style-name="P27"><text:soft-page-break/>sudo apt-get install mysql-server</text:p>
      <text:p text:style-name="P46">MySql Admin Root Password: <text:span text:style-name="T15">cowboy</text:span></text:p>
      <text:p text:style-name="P39">sudo mysql_secure_installation</text:p>
      <text:p text:style-name="P39">sudo apt-get install apache2</text:p>
      <text:p text:style-name="P40"><text:span text:style-name="T10">Used this value to add this line “ServerName </text:span><text:span text:style-name="T11">13.58.198.91</text:span><text:span text:style-name="T10">” to the bottom:</text:span></text:p>
      <text:p text:style-name="P18">sudo vi /etc/apache2/apache2.conf</text:p>
      <text:p text:style-name="P18">sudo systemctl restart apache2</text:p>
      <text:p text:style-name="P18">sudo ufw allow in "Apache Full"</text:p>
      <text:p text:style-name="P34"/>
      <text:h text:style-name="Heading_20_3" text:outline-level="3">PHP MyAdmin</text:h>
      <text:p text:style-name="P28">sudo apt-get install phpmyadmin php-mbstring php-gettext</text:p>
      <text:p text:style-name="P28">sudo phpenmod mcrypt</text:p>
      <text:p text:style-name="P28">sudo phpenmod mbstring</text:p>
      <text:p text:style-name="P29">Login: root/cartlc<text:tab/></text:p>
      <text:p text:style-name="P30">Super hard to set this password had to do this:</text:p>
      <text:p text:style-name="P48">cd /var/run </text:p>
      <text:p text:style-name="P48">sudo cp -rp mysqld mysqld.bak </text:p>
      <text:p text:style-name="P48">sudo service mysql stop </text:p>
      <text:p text:style-name="P48">sudo mv mysqld.bak mysqld </text:p>
      <text:p text:style-name="P48">sudo mysqld_safe --skip-grant-tables --skip-networking &amp; </text:p>
      <text:p text:style-name="P47"><text:span text:style-name="T25">mysql -u root </text:span><text:tab/></text:p>
      <text:p text:style-name="P48">mysql&gt; FLUSH PRIVILEGES;</text:p>
      <text:p text:style-name="P48">mysql&gt; SET PASSWORD FOR root@'localhost' = PASSWORD('cartlc');</text:p>
      <text:p text:style-name="P31">Ultimately found from /var/log/mysql/error.log that there were TWO mysqld running. Had to kill one.</text:p>
      <text:p text:style-name="P14">Jeff did:</text:p>
      <text:list xml:id="list44898212" text:style-name="L1">
        <text:list-item>
          <text:p text:style-name="P67">Added mysql port 3306 to the security group which will allow remote connections.</text:p>
        </text:list-item>
        <text:list-item>
          <text:p text:style-name="P67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67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8"><text:line-break/></text:p>
      <text:p text:style-name="P14"/>
      <text:p text:style-name="P26"><text:span text:style-name="T17">AWS</text:span> </text:p>
      <text:p text:style-name="P33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3"><text:span text:style-name="Source_20_Text"><text:span text:style-name="T7">Account: 915506122745</text:span></text:span></text:p>
      <text:p text:style-name="P35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5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0"/>
      <text:p text:style-name="P11">Allowing the outside world to reach 13.58.198.91:</text:p>
      <text:p text:style-name="P12">Added a security group to the instance with inbounds rules such that it allowed traffic from all sources.</text:p>
      <text:h text:style-name="P71" text:outline-level="2">Play Setup:</text:h>
      <text:p text:style-name="P13">SBT:</text:p>
      <text:p text:style-name="P19">echo "deb https://dl.bintray.com/sbt/debian /" | sudo tee -a /etc/apt/sources.list.d/sbt.list </text:p>
      <text:p text:style-name="P19">sudo apt-key adv --keyserver hkp://keyserver.ubuntu.com:80 --recv 2EE0EA64E40A89B84B2DF73499E82A75642AC823 </text:p>
      <text:p text:style-name="P19">sudo apt-get update </text:p>
      <text:p text:style-name="P19">sudo apt-get install sbt </text:p>
      <text:p text:style-name="P19"/>
      <text:h text:style-name="P69" text:outline-level="3">Apache</text:h>
      <text:p text:style-name="P42"><text:s/></text:p>
      <text:p text:style-name="P42">Running as proxy only for port :80 </text:p>
      <text:p text:style-name="P42">redirecting all traffic to port :9000</text:p>
      <text:p text:style-name="P42"/>
      <text:p text:style-name="P42"><text:span text:style-name="T24">For</text:span> /etc/apache2/sites-available/000-default.conf</text:p>
      <text:p text:style-name="P42">This was added:</text:p>
      <text:p text:style-name="P42"/>
      <text:p text:style-name="P41">LoadModule proxy_module modules/mod_proxy.so</text:p>
      <text:p text:style-name="P43">LoadModule proxy_http_module modules/mod_proxy_http.so</text:p>
      <text:p text:style-name="P43"/>
      <text:p text:style-name="P43">&lt;VirtualHost *:80&gt;</text:p>
      <text:p text:style-name="P43"><text:tab/>...</text:p>
      <text:p text:style-name="P43"><text:tab/><text:bookmark-start text:name="__DdeLink__327_1282433638"/>ProxyPreserveHost On</text:p>
      <text:p text:style-name="P44"><text:soft-page-break/><text:s text:c="6"/>ProxyPassMatch ^/phpmyadmin ! </text:p>
      <text:p text:style-name="P43"><text:tab/>ProxyPass / http://127.0.0.1:9000/</text:p>
      <text:p text:style-name="P43"><text:tab/>ProxyPassReverse / http://127.0.0.1:9000/<text:bookmark-end text:name="__DdeLink__327_1282433638"/></text:p>
      <text:p text:style-name="P43">&lt;/VirtualHost&gt;</text:p>
      <text:p text:style-name="P49"/>
      <text:p text:style-name="P61">In order to get that going the following needed to be done:</text:p>
      <text:p text:style-name="P61"/>
      <text:p text:style-name="P9">sudo a2enmod proxy<text:tab/></text:p>
      <text:p text:style-name="P50">sudo a2enmod proxy_http</text:p>
      <text:p text:style-name="P50"><text:bookmark-start text:name="__DdeLink__260_1574904855"/>sudo service apache2 restart<text:bookmark-end text:name="__DdeLink__260_1574904855"/></text:p>
      <text:p text:style-name="P50"/>
      <text:h text:style-name="Heading_20_3" text:outline-level="3"><text:span text:style-name="T26">MySQL </text:span>Database Setup</text:h>
      <text:p text:style-name="P36">Created a database within phpmyadmin with latin1_swedish_ci</text:p>
      <text:p text:style-name="P36"/>
      <text:p text:style-name="P62">mysql&gt; <text:bookmark-start text:name="__DdeLink__685_1574904855"/>GRANT ALL PRIVILEGES ON cartlc.* TO 'cartlc'@'%' IDENTIFIED BY 'cart<text:span text:style-name="T28">lc</text:span>' WITH GRANT OPTION;</text:p>
      <text:p text:style-name="P62">GRANT ALL PRIVILEGES</text:p>
      <text:p text:style-name="P62">ON cartlc.*</text:p>
      <text:p text:style-name="P62">TO 'cart<text:span text:style-name="T28">lc</text:span>'@'%'</text:p>
      <text:p text:style-name="P45">IDENTIFIED BY 'cart<text:span text:style-name="T28">lc</text:span>';<text:bookmark-end text:name="__DdeLink__685_1574904855"/></text:p>
      <text:p text:style-name="P45"/>
      <text:p text:style-name="P45"/>
      <text:p text:style-name="P55">vi /etc/apache2/conf-available/phpmyadmin.conf</text:p>
      <text:p text:style-name="P55">Added 'AllowOveride All' line beneath 'DirectoryIndex' index.php line</text:p>
      <text:p text:style-name="P55">sudo systemctl restart apache2</text:p>
      <text:p text:style-name="P55"/>
      <text:p text:style-name="P59">Created /usr/share/phpmyadmin/.htaccess</text:p>
      <text:p text:style-name="P55"/>
      <text:p text:style-name="P55"><text:span text:style-name="Source_20_Text"><text:span text:style-name="T12">AuthType Basic</text:span></text:span></text:p>
      <text:p text:style-name="P63"><text:span text:style-name="Source_20_Text"><text:span text:style-name="T12">AuthName "Restricted Files"</text:span></text:span></text:p>
      <text:p text:style-name="P63"><text:span text:style-name="Source_20_Text"><text:span text:style-name="T12">AuthUserFile /etc/phpmyadmin/.htpasswd</text:span></text:span></text:p>
      <text:p text:style-name="P64"><text:span text:style-name="Source_20_Text"><text:span text:style-name="T12">Require valid-user</text:span></text:span></text:p>
      <text:p text:style-name="P66"/>
      <text:p text:style-name="P66"><text:span text:style-name="T22">s</text:span><text:span text:style-name="T23">udo htpasswd -c /etc/phpmyadmin/.htpasswd cartlc</text:span></text:p>
      <text:p text:style-name="P64"><text:span text:style-name="Source_20_Text"><text:span text:style-name="T13">p/w: cartcl</text:span></text:span></text:p>
      <text:p text:style-name="P64"/>
      <text:p text:style-name="P65"><text:span text:style-name="Source_20_Text"><text:span text:style-name="T14">THIS INSTALLS ANOTHER PASSWORD: cartlc/cartlc</text:span></text:span></text:p>
      <text:p text:style-name="P55"/>
      <text:p text:style-name="P52">===</text:p>
      <text:p text:style-name="P51">Added these lines to the .bashrc:</text:p>
      <text:p text:style-name="P56"/>
      <text:p text:style-name="P56">APPLICATION_SECRET="=nIQLAt2&gt;&lt;hOkf@;2tf[I\`rhKrtNk2IyhQJbXhCsi04BX[Jd&gt;TFdAoEm@nQoK16=" </text:p>
      <text:p text:style-name="P56">export APPLICATION_SECRET </text:p>
      <text:p text:style-name="P56"/>
      <text:p text:style-name="P56">ACTIVE=~/server/active/play-0.0.1-SNAPSHOT/bin/play </text:p>
      <text:p text:style-name="P56">alias run-server="$ACTIVE -Dplay.evolutions.db.default.autoApply=true -Dplay.evolutions.db.default.autoApplyDowns=true -Dplay -Dplay.crypto.secret='${APPLICATION_SECRET}'" </text:p>
      <text:p text:style-name="P56"><text:soft-page-break/></text:p>
      <text:p text:style-name="P51"><text:span text:style-name="T27">alias kill-server='kill `cat ./server/active/play-0.0.1-SNAPSHOT/RUNNING_PID`</text:span>' </text:p>
      <text:p text:style-name="P51"/>
      <text:p text:style-name="P52">===</text:p>
      <text:p text:style-name="P52"/>
      <text:p text:style-name="P52">From within phpmyadmin I did an IMPORT of create_tables.sql</text:p>
      <text:p text:style-name="P53">Before this I could not see phpmyadmin database.</text:p>
      <text:p text:style-name="P52"/>
      <text:p text:style-name="P52"/>
      <text:h text:style-name="Heading_20_3" text:outline-level="3">Amazon S3</text:h>
      <text:p text:style-name="Text_20_body"/>
      <text:p text:style-name="P21">IAM User: cartlc-download</text:p>
      <text:p text:style-name="P21">AmazonS3FullAccess</text:p>
      <text:p text:style-name="P21">Access Key ID: AKIAI4M5MQRVOJXQGHFA</text:p>
      <text:p text:style-name="P21">Secret Access ID: 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</text:p>
      <text:p text:style-name="P22">Bucket: fleettlc (US East Ohio)</text:p>
      <text:p text:style-name="P23">https://console.aws.amazon.com/cognito/home</text:p>
      <text:p text:style-name="P23">Manage Federated Identities</text:p>
      <text:p text:style-name="P23">FleetTLC</text:p>
      <text:p text:style-name="P23">Enable access to unauthenticated identities</text:p>
      <text:p text:style-name="P23">Allow</text:p>
      <text:p text:style-name="P14">"us-east-2:389282dd-de71-4849-a68b-2b126b3de5f3"</text:p>
      <text:p text:style-name="P14">Back in AmazonS3FullAccess attach this polity to all the users, especially: Cognito_FleetTLCUnauth_Role</text:p>
      <text:p text:style-name="P15"/>
      <text:p text:style-name="P58">~/.aws/credentials:</text:p>
      <text:p text:style-name="P54"><text:bookmark-start text:name="__DdeLink__1394_738102038"/>[default] </text:p>
      <text:p text:style-name="P57">aws_access_key_id = AKIAI4M5MQRVOJXQGHFA </text:p>
      <text:p text:style-name="P57">aws_secret_access_key = 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<text:bookmark-end text:name="__DdeLink__1394_738102038"/></text:p>
      <text:p text:style-name="P54"/>
      <text:p text:style-name="P58">~/.aws/config:</text:p>
      <text:p text:style-name="P54"/>
      <text:p text:style-name="P54">[default] </text:p>
      <text:p text:style-name="P54">region = us-east-2 </text:p>
      <text:p text:style-name="P54"/>
      <text:p text:style-name="P60"/>
      <text:p text:style-name="P14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><text:soft-page-break/></text:p>
      <text:h text:style-name="P70" text:outline-level="3">REBOOT</text:h>
      <text:p text:style-name="P37">Added the following line in /etc/crontab:</text:p>
      <text:p text:style-name="P37">@reboot <text:span text:style-name="T29">ubuntu</text:span> /home/ubuntu/bin/run_server </text:p>
      <text:p text:style-name="P38">The run_server script can be found in server/admin/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7-08-01T17:11:31.039736275</dc:date>
    <meta:editing-duration>P2DT16H9M36S</meta:editing-duration>
    <meta:editing-cycles>50</meta:editing-cycles>
    <meta:document-statistic meta:table-count="0" meta:image-count="0" meta:object-count="0" meta:page-count="6" meta:paragraph-count="140" meta:word-count="604" meta:character-count="5143" meta:non-whitespace-character-count="4640"/>
  </office:meta>
</office:document-meta>
</file>